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F300000320E42F8E6914A525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0.5043in" svg:height="3.298in" draw:z-index="0"><draw:image xlink:href="Pictures/10000201000009F300000320E42F8E6914A5259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2:03:51.740056234</meta:creation-date>
    <dc:date>2020-02-06T02:21:25.956767762</dc:date>
    <meta:editing-duration>PT7M15S</meta:editing-duration>
    <meta:editing-cycles>2</meta:editing-cycles>
    <meta:generator>LibreOffice/6.1.5.2$Linux_X86_64 LibreOffice_project/1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